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556000002EBE3E0185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35cm" draw:marker-end="Arrow" draw:marker-end-width="0.45cm" svg:stroke-linecap="round" draw:fill="none" draw:fill-color="#ff0000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none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8pt" style:font-size-asian="18pt" style:font-size-complex="18pt"/>
    </style:style>
    <style:style style:name="T1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27.751cm" svg:height="15.175cm" draw:transform="rotate (1.5707963267949) translate (3.025cm 28.751cm)">
            <draw:image xlink:href="Pictures/1000000000000556000002EBE3E01852.png" xlink:type="simple" xlink:show="embed" xlink:actuate="onLoad">
              <text:p/>
            </draw:image>
          </draw:frame>
          <draw:line draw:style-name="gr2" draw:text-style-name="P1" draw:layer="layout" svg:x1="7.432cm" svg:y1="12.364cm" svg:x2="8.454cm" svg:y2="14.409cm">
            <text:p/>
          </draw:line>
          <draw:line draw:style-name="gr2" draw:text-style-name="P1" draw:layer="layout" svg:x1="7.141cm" svg:y1="20.944cm" svg:x2="8.748cm" svg:y2="19.483cm">
            <text:p/>
          </draw:line>
          <draw:custom-shape draw:style-name="gr3" draw:text-style-name="P2" draw:layer="layout" svg:width="1.168cm" svg:height="1.169cm" draw:transform="rotate (1.5707963267949) translate (6.012cm 12.683cm)">
            <text:p text:style-name="P2"><text:span text:style-name="T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.168cm" svg:height="1.168cm" draw:transform="rotate (1.5707963267949) translate (6.305cm 22.323cm)">
            <text:p text:style-name="P2"><text:span text:style-name="T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13.023cm" svg:y1="9.324cm" svg:x2="10.686cm" svg:y2="10.346cm">
            <text:p/>
          </draw:line>
          <draw:line draw:style-name="gr2" draw:text-style-name="P1" draw:layer="layout" svg:x1="4.698cm" svg:y1="7.425cm" svg:x2="5.282cm" svg:y2="4.504cm">
            <text:p/>
          </draw:line>
          <draw:custom-shape draw:style-name="gr3" draw:text-style-name="P2" draw:layer="layout" svg:width="1.168cm" svg:height="1.168cm" draw:transform="rotate (1.5707963267949) translate (12.968cm 9.233cm)">
            <text:p text:style-name="P2"><text:span text:style-name="T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.169cm" svg:height="1.169cm" draw:transform="rotate (1.5707963267949) translate (4.405cm 8.74cm)">
            <text:p text:style-name="P2"><text:span text:style-name="T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.169cm" svg:height="1.168cm" draw:transform="rotate (1.5707963267949) translate (0.9cm 6.111cm)">
            <text:p text:style-name="P2"><text:span text:style-name="T1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1.922cm" svg:y1="4.796cm" svg:x2="3.529cm" svg:y2="3.043cm">
            <text:p/>
          </draw:line>
          <draw:custom-shape draw:style-name="gr3" draw:text-style-name="P2" draw:layer="layout" svg:width="1.168cm" svg:height="1.168cm" draw:transform="rotate (1.5707963267949) translate (4.27cm 11.23cm)">
            <text:p text:style-name="P2"><text:span text:style-name="T1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4.87cm" svg:y1="11.53cm" svg:x2="4.892cm" svg:y2="13.675cm">
            <text:p/>
          </draw:line>
          <draw:custom-shape draw:style-name="gr3" draw:text-style-name="P2" draw:layer="layout" svg:width="1.168cm" svg:height="1.168cm" draw:transform="rotate (1.5707963267949) translate (1.202cm 26.26cm)">
            <text:p text:style-name="P2"><text:span text:style-name="T1">6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2.101cm" svg:y1="26.461cm" svg:x2="3.101cm" svg:y2="28.20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16T19:04:39.55</dc:date>
    <meta:generator>LibreOffice/4.0.3.3$Windows_x86 LibreOffice_project/0eaa50a932c8f2199a615e1eb30f7ac74279539</meta:generator>
    <meta:editing-duration>PT39M15S</meta:editing-duration>
    <meta:editing-cycles>2</meta:editing-cycles>
    <meta:document-statistic meta:object-count="16"/>
  </office:meta>
</office:document-meta>
</file>